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0.037cm" fo:min-width="17.788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051cm"/>
    </style:style>
    <style:style style:name="gr3" style:family="graphic" style:parent-style-name="standard">
      <style:graphic-properties draw:fill="none" draw:opacity="100%" draw:textarea-horizontal-align="justify" draw:textarea-vertical-align="middle" draw:auto-grow-height="false" fo:min-height="5.465cm" fo:min-width="6.4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/>
    </style:style>
    <style:style style:name="gr7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0" style:family="graphic" style:parent-style-name="standard">
      <style:graphic-properties draw:fill="none" draw:opacity="100%" draw:textarea-horizontal-align="justify" draw:textarea-vertical-align="middle" draw:auto-grow-height="false" fo:min-height="0.639cm" fo:min-width="4.8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15" style:family="graphic" style:parent-style-name="standard">
      <style:graphic-properties draw:fill="none" draw:opacity="100%" draw:textarea-horizontal-align="justify" draw:textarea-vertical-align="middle" draw:auto-grow-height="false" fo:min-height="6.989cm" fo:min-width="6.4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7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19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22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23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28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29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34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2.225cm"/>
    </style:style>
    <style:style style:name="gr38" style:family="graphic" style:parent-style-name="standard">
      <style:graphic-properties draw:fill="none" draw:opacity="100%" draw:textarea-horizontal-align="justify" draw:textarea-vertical-align="middle" draw:auto-grow-height="false" fo:min-height="10.291cm" fo:min-width="9.785cm"/>
    </style:style>
    <style:style style:name="gr39" style:family="graphic" style:parent-style-name="standard">
      <style:graphic-properties draw:fill="none" draw:opacity="100%" draw:textarea-horizontal-align="justify" draw:textarea-vertical-align="middle" draw:auto-grow-height="false" fo:min-height="5.084cm" fo:min-width="6.739cm"/>
    </style:style>
    <style:style style:name="gr40" style:family="graphic" style:parent-style-name="standard">
      <style:graphic-properties draw:fill-color="#ffff99" draw:textarea-horizontal-align="justify" draw:textarea-vertical-align="middle" draw:auto-grow-height="false" fo:min-height="2.925cm" fo:min-width="3.381cm" fo:wrap-option="no-wrap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51cm" svg:height="0.725cm" svg:x="1.254cm" svg:y="2.905cm">
          <draw:text-box>
            <text:p><text:span text:style-name="T1">Quản lý Nhật ký phòng In</text:span></text:p>
          </draw:text-box>
        </draw:frame>
        <draw:custom-shape draw:style-name="gr3" draw:text-style-name="P1" draw:layer="layout" svg:width="6.985cm" svg:height="5.715cm" svg:x="1.635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04cm" svg:height="0.962cm" svg:x="1.679cm" svg:y="5.445cm">
          <draw:text-box>
            <text:p><text:span text:style-name="T1">DS Nhật Ký </text:span></text:p>
          </draw:text-box>
        </draw:frame>
        <draw:frame draw:style-name="gr5" draw:text-style-name="P3" draw:layer="layout" svg:width="3.144cm" svg:height="0.962cm" svg:x="5.616cm" svg:y="4.429cm">
          <draw:text-box>
            <text:p><text:span text:style-name="T2">Thêm Nhật ký</text:span></text:p>
          </draw:text-box>
        </draw:frame>
        <draw:frame draw:style-name="gr6" draw:text-style-name="P2" draw:layer="layout" svg:width="5.527cm" svg:height="0.962cm" svg:x="8.918cm" svg:y="5.191cm">
          <draw:text-box>
            <text:p><text:span text:style-name="T1">(chi tiết một nhật ký ở đây)</text:span></text:p>
          </draw:text-box>
        </draw:frame>
        <draw:custom-shape draw:style-name="gr7" draw:text-style-name="P1" draw:layer="layout" svg:width="2.54cm" svg:height="0.889cm" svg:x="9.636cm" svg:y="12.81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9.763cm" svg:y="12.865cm">
          <draw:text-box>
            <text:p text:style-name="P4"><text:span text:style-name="T1">Đóng</text:span></text:p>
          </draw:text-box>
        </draw:frame>
        <draw:frame draw:style-name="gr9" draw:text-style-name="P6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715cm" svg:y="0.927cm">
          <draw:text-box>
            <text:p><text:span text:style-name="T4">Nhật ký phòng in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51cm" svg:height="0.725cm" svg:x="1.254cm" svg:y="2.905cm">
          <draw:text-box>
            <text:p><text:span text:style-name="T1">Thêm Nhật ký phòng In</text:span></text:p>
          </draw:text-box>
        </draw:frame>
        <draw:frame draw:style-name="gr6" draw:text-style-name="P2" draw:layer="layout" svg:width="5.527cm" svg:height="0.962cm" svg:x="2.397cm" svg:y="4.864cm">
          <draw:text-box>
            <text:p><text:span text:style-name="T1">(chi tiết một nhật ký ở đây)</text:span></text:p>
          </draw:text-box>
        </draw:frame>
        <draw:custom-shape draw:style-name="gr7" draw:text-style-name="P1" draw:layer="layout" svg:width="2.54cm" svg:height="0.889cm" svg:x="11.287cm" svg:y="12.55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11.414cm" svg:y="12.611cm">
          <draw:text-box>
            <text:p text:style-name="P4"><text:span text:style-name="T1">Lưu</text:span></text:p>
          </draw:text-box>
        </draw:frame>
        <draw:custom-shape draw:style-name="gr7" draw:text-style-name="P1" draw:layer="layout" svg:width="2.54cm" svg:height="0.889cm" svg:x="8.239cm" svg:y="12.55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8.366cm" svg:y="12.611cm">
          <draw:text-box>
            <text:p text:style-name="P4"><text:span text:style-name="T1">Hủy</text:span></text:p>
          </draw:text-box>
        </draw:frame>
        <draw:frame draw:style-name="gr9" draw:text-style-name="P6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715cm" svg:y="0.927cm">
          <draw:text-box>
            <text:p><text:span text:style-name="T4">Nhật ký phòng in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8.288cm" svg:height="10.287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4cm" svg:height="0.889cm" svg:x="4.81cm" svg:y="5.24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694cm" svg:height="0.962cm" svg:x="2.149cm" svg:y="3.667cm">
          <draw:text-box>
            <text:p><text:span text:style-name="T1">Nhật ký phòng in</text:span></text:p>
          </draw:text-box>
        </draw:frame>
        <draw:frame draw:style-name="gr12" draw:text-style-name="P2" draw:layer="layout" svg:width="3.978cm" svg:height="0.962cm" svg:x="5.912cm" svg:y="3.714cm">
          <draw:text-box>
            <text:p><text:span text:style-name="T1">Vd: nhật ký kỳ abc</text:span></text:p>
          </draw:text-box>
        </draw:frame>
        <draw:frame draw:style-name="gr13" draw:text-style-name="P2" draw:layer="layout" svg:width="2.572cm" svg:height="0.962cm" svg:x="2.397cm" svg:y="5.245cm">
          <draw:text-box>
            <text:p><text:span text:style-name="T1">Ngày</text:span></text:p>
          </draw:text-box>
        </draw:frame>
        <draw:frame draw:style-name="gr14" draw:text-style-name="P2" draw:layer="layout" svg:width="2.75cm" svg:height="0.962cm" svg:x="2.651cm" svg:y="6.642cm">
          <draw:text-box>
            <text:p><text:span text:style-name="T1">(…...)</text:span></text:p>
          </draw:text-box>
        </draw:frame>
        <draw:frame draw:style-name="gr9" draw:text-style-name="P6" draw:layer="layout" svg:width="5.874cm" svg:height="0.962cm" svg:x="0.842cm" svg:y="0.928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969cm" svg:y="1.054cm">
          <draw:text-box>
            <text:p><text:span text:style-name="T4">Quản lý Nhật ký ngày</text:span></text:p>
          </draw:text-box>
        </draw:frame>
        <draw:custom-shape draw:style-name="gr7" draw:text-style-name="P1" draw:layer="layout" svg:width="2.54cm" svg:height="0.889cm" svg:x="7.985cm" svg:y="9.8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7.985cm" svg:y="9.763cm">
          <draw:text-box>
            <text:p text:style-name="P4"><text:span text:style-name="T1">Thêm</text:span></text:p>
          </draw:text-box>
        </draw:frame>
        <draw:custom-shape draw:style-name="gr7" draw:text-style-name="P1" draw:layer="layout" svg:width="2.54cm" svg:height="0.889cm" svg:x="8.112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9.128cm" svg:y="11.795cm">
          <draw:text-box>
            <text:p text:style-name="P4"><text:span text:style-name="T1">Đóng</text:span></text:p>
          </draw:text-box>
        </draw:frame>
        <draw:custom-shape draw:style-name="gr15" draw:text-style-name="P1" draw:layer="layout" svg:width="6.985cm" svg:height="7.239cm" svg:x="11.795cm" svg:y="3.667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3.741cm" svg:height="0.962cm" svg:x="11.922cm" svg:y="3.721cm">
          <draw:text-box>
            <text:p><text:span text:style-name="T1">DS nhật ký ngày </text:span></text:p>
          </draw:text-box>
        </draw:frame>
      </draw:page>
      <draw:page draw:name="page4" draw:style-name="dp1" draw:master-page-name="Default">
        <draw:custom-shape draw:style-name="gr17" draw:text-style-name="P1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572cm" svg:height="0.962cm" svg:x="2.127cm" svg:y="3.213cm">
          <draw:text-box>
            <text:p><text:span text:style-name="T1">NHẬT KÝ</text:span></text:p>
          </draw:text-box>
        </draw:frame>
        <draw:frame draw:style-name="gr13" draw:text-style-name="P2" draw:layer="layout" svg:width="2.572cm" svg:height="0.962cm" svg:x="7.572cm" svg:y="3.159cm">
          <draw:text-box>
            <text:p><text:span text:style-name="T1">Ngày</text:span></text:p>
          </draw:text-box>
        </draw:frame>
        <draw:frame draw:style-name="gr13" draw:text-style-name="P2" draw:layer="layout" svg:width="2.572cm" svg:height="0.962cm" svg:x="4.937cm" svg:y="3.213cm">
          <draw:text-box>
            <text:p><text:span text:style-name="T1">Tên NK</text:span></text:p>
          </draw:text-box>
        </draw:frame>
        <draw:frame draw:style-name="gr18" draw:text-style-name="P2" draw:layer="layout" svg:width="2.667cm" svg:height="0.962cm" svg:x="9.89cm" svg:y="3.159cm">
          <draw:text-box>
            <text:p><text:span text:style-name="T1">Tên máy In</text:span></text:p>
          </draw:text-box>
        </draw:frame>
        <draw:custom-shape draw:style-name="gr19" draw:text-style-name="P1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5.108cm" svg:height="0.962cm" svg:x="2.905cm" svg:y="5.88cm">
          <draw:text-box>
            <text:p><text:span text:style-name="T1">DSNK Bai In đang xử lý </text:span></text:p>
          </draw:text-box>
        </draw:frame>
        <draw:frame draw:style-name="gr21" draw:text-style-name="P2" draw:layer="layout" svg:width="4.447cm" svg:height="0.962cm" svg:x="10.398cm" svg:y="5.699cm">
          <draw:text-box>
            <text:p><text:span text:style-name="T1">Chi tiết nhật ký bài in</text:span></text:p>
          </draw:text-box>
        </draw:frame>
        <draw:custom-shape draw:style-name="gr22" draw:text-style-name="P1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3.224cm" svg:height="0.962cm" svg:x="7.223cm" svg:y="4.81cm">
          <draw:text-box>
            <text:p><text:span text:style-name="T1">Bài In đã xong</text:span></text:p>
          </draw:text-box>
        </draw:frame>
        <draw:frame draw:style-name="gr25" draw:text-style-name="P3" draw:layer="layout" svg:width="4.35cm" svg:height="0.962cm" svg:x="2.524cm" svg:y="4.864cm">
          <draw:text-box>
            <text:p><text:span text:style-name="T2">Thêm Nhật ký Bài In</text:span></text:p>
          </draw:text-box>
        </draw:frame>
        <draw:custom-shape draw:style-name="gr7" draw:text-style-name="P1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.255cm" svg:height="0.708cm" svg:x="10.398cm" svg:y="11.722cm">
          <draw:text-box>
            <text:p><text:span text:style-name="T5">Xử lý bài in</text:span></text:p>
          </draw:text-box>
        </draw:frame>
        <draw:frame draw:style-name="gr27" draw:text-style-name="P2" draw:layer="layout" svg:width="4.464cm" svg:height="0.725cm" svg:x="2.016cm" svg:y="4.175cm">
          <draw:text-box>
            <text:p><text:span text:style-name="T1">(Tab) Hoạt động in</text:span></text:p>
          </draw:text-box>
        </draw:frame>
        <draw:custom-shape draw:style-name="gr28" draw:text-style-name="P1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5.815cm" svg:height="0.962cm" svg:x="3.921cm" svg:y="17.764cm">
          <draw:text-box>
            <text:p><text:span text:style-name="T1">DSNK Bai In đang chờ vô in</text:span></text:p>
          </draw:text-box>
        </draw:frame>
        <draw:frame draw:style-name="gr31" draw:text-style-name="P2" draw:layer="layout" svg:width="5.218cm" svg:height="0.725cm" svg:x="3.54cm" svg:y="16.404cm">
          <draw:text-box>
            <text:p><text:span text:style-name="T1">(Tab) DS Bài in chơ vô iǹ</text:span></text:p>
          </draw:text-box>
        </draw:frame>
        <draw:frame draw:style-name="gr9" draw:text-style-name="P9" draw:layer="layout" svg:width="5.874cm" svg:height="0.962cm" svg:x="1cm" svg:y="1.054cm">
          <draw:text-box>
            <text:p><text:span text:style-name="T6">Thiết kế giao diện</text:span></text:p>
          </draw:text-box>
        </draw:frame>
        <draw:frame draw:style-name="gr9" draw:text-style-name="P7" draw:layer="layout" svg:width="5.874cm" svg:height="0.962cm" svg:x="6.969cm" svg:y="1.054cm">
          <draw:text-box>
            <text:p><text:span text:style-name="T4">Bảng điều khiển máy in</text:span></text:p>
          </draw:text-box>
        </draw:frame>
        <draw:frame draw:style-name="gr26" draw:text-style-name="P8" draw:layer="layout" svg:width="2.255cm" svg:height="0.708cm" svg:x="10.017cm" svg:y="12.865cm">
          <draw:text-box>
            <text:p><text:span text:style-name="T5">Đóng</text:span></text:p>
          </draw:text-box>
        </draw:frame>
      </draw:page>
      <draw:page draw:name="page5" draw:style-name="dp1" draw:master-page-name="Default">
        <draw:frame draw:style-name="gr32" draw:text-style-name="P2" draw:layer="layout" svg:width="6.818cm" svg:height="0.962cm" svg:x="2.31cm" svg:y="6.134cm">
          <draw:text-box>
            <text:p><text:span text:style-name="T1">Chi tiết bài in</text:span></text:p>
          </draw:text-box>
        </draw:frame>
        <draw:frame draw:style-name="gr9" draw:text-style-name="P6" draw:layer="layout" svg:width="5.874cm" svg:height="0.962cm" svg:x="0.843cm" svg:y="0.928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97cm" svg:y="1.054cm">
          <draw:text-box>
            <text:p><text:span text:style-name="T4">Tạo Nhật ký bài in</text:span></text:p>
          </draw:text-box>
        </draw:frame>
        <draw:frame draw:style-name="gr33" draw:text-style-name="P2" draw:layer="layout" svg:width="3.766cm" svg:height="0.962cm" svg:x="1.762cm" svg:y="2.839cm">
          <draw:text-box>
            <text:p><text:span text:style-name="T1">Tên nhật ký ngày</text:span></text:p>
          </draw:text-box>
        </draw:frame>
        <draw:frame draw:style-name="gr13" draw:text-style-name="P2" draw:layer="layout" svg:width="2.572cm" svg:height="0.962cm" svg:x="5.525cm" svg:y="2.886cm">
          <draw:text-box>
            <text:p><text:span text:style-name="T1">Tex tên</text:span></text:p>
          </draw:text-box>
        </draw:frame>
        <draw:custom-shape draw:style-name="gr17" draw:text-style-name="P1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11.414cm" svg:y="11.722cm">
          <draw:text-box>
            <text:p text:style-name="P4"><text:span text:style-name="T1">Lưu</text:span></text:p>
          </draw:text-box>
        </draw:frame>
        <draw:custom-shape draw:style-name="gr7" draw:text-style-name="P1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8.366cm" svg:y="11.722cm">
          <draw:text-box>
            <text:p text:style-name="P4"><text:span text:style-name="T1">Hủy</text:span></text:p>
          </draw:text-box>
        </draw:frame>
        <draw:custom-shape draw:style-name="gr34" draw:text-style-name="P1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.653cm" svg:height="0.962cm" svg:x="2.03cm" svg:y="4.229cm">
          <draw:text-box>
            <text:p><text:span text:style-name="T1">Chọn bài in</text:span></text:p>
          </draw:text-box>
        </draw:frame>
      </draw:page>
      <draw:page draw:name="page6" draw:style-name="dp1" draw:master-page-name="Default">
        <draw:frame draw:style-name="gr9" draw:text-style-name="P6" draw:layer="layout" svg:width="5.874cm" svg:height="0.962cm" svg:x="0.844cm" svg:y="0.928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971cm" svg:y="1.054cm">
          <draw:text-box>
            <text:p><text:span text:style-name="T4">Xử lý bài in</text:span></text:p>
          </draw:text-box>
        </draw:frame>
        <draw:frame draw:style-name="gr13" draw:text-style-name="P2" draw:layer="layout" svg:width="2.572cm" svg:height="0.962cm" svg:x="1.763cm" svg:y="2.839cm">
          <draw:text-box>
            <text:p><text:span text:style-name="T1">Tên bài in</text:span></text:p>
          </draw:text-box>
        </draw:frame>
        <draw:frame draw:style-name="gr13" draw:text-style-name="P2" draw:layer="layout" svg:width="2.572cm" svg:height="0.962cm" svg:x="5.526cm" svg:y="2.886cm">
          <draw:text-box>
            <text:p><text:span text:style-name="T1">Tex tên</text:span></text:p>
          </draw:text-box>
        </draw:frame>
        <draw:custom-shape draw:style-name="gr17" draw:text-style-name="P1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11.415cm" svg:y="11.722cm">
          <draw:text-box>
            <text:p text:style-name="P4"><text:span text:style-name="T1">Lưu</text:span></text:p>
          </draw:text-box>
        </draw:frame>
        <draw:custom-shape draw:style-name="gr7" draw:text-style-name="P1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8.367cm" svg:y="11.722cm">
          <draw:text-box>
            <text:p text:style-name="P4"><text:span text:style-name="T1">Hủy</text:span></text:p>
          </draw:text-box>
        </draw:frame>
        <draw:custom-shape draw:style-name="gr34" draw:text-style-name="P1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5.442cm" svg:height="0.962cm" svg:x="2.031cm" svg:y="4.229cm">
          <draw:text-box>
            <text:p><text:span text:style-name="T1">(các thông số cần đưa vô)</text:span></text:p>
          </draw:text-box>
        </draw:frame>
      </draw:page>
      <draw:page draw:name="page7" draw:style-name="dp1" draw:master-page-name="Default">
        <draw:frame draw:style-name="gr9" draw:text-style-name="P6" draw:layer="layout" svg:width="5.874cm" svg:height="0.962cm" svg:x="0.845cm" svg:y="0.928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972cm" svg:y="1.054cm">
          <draw:text-box>
            <text:p><text:span text:style-name="T4">Ngày làm việc mới</text:span></text:p>
          </draw:text-box>
        </draw:frame>
        <draw:frame draw:style-name="gr37" draw:text-style-name="P2" draw:layer="layout" svg:width="2.725cm" svg:height="0.896cm" svg:x="2.043cm" svg:y="2.845cm">
          <draw:text-box>
            <text:p><text:span text:style-name="T1">Tên nhật ký</text:span></text:p>
          </draw:text-box>
        </draw:frame>
        <draw:custom-shape draw:style-name="gr38" draw:text-style-name="P1" draw:layer="layout" svg:width="10.285cm" svg:height="10.541cm" svg:x="1.002cm" svg:y="2.3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889cm" svg:x="5.953cm" svg:y="10.90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6.08cm" svg:y="10.96cm">
          <draw:text-box>
            <text:p text:style-name="P4"><text:span text:style-name="T1">Lưu</text:span></text:p>
          </draw:text-box>
        </draw:frame>
        <draw:custom-shape draw:style-name="gr7" draw:text-style-name="P1" draw:layer="layout" svg:width="2.54cm" svg:height="0.889cm" svg:x="2.905cm" svg:y="10.90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3.032cm" svg:y="10.96cm">
          <draw:text-box>
            <text:p text:style-name="P4"><text:span text:style-name="T1">Hủy</text:span></text:p>
          </draw:text-box>
        </draw:frame>
        <draw:custom-shape draw:style-name="gr39" draw:text-style-name="P1" draw:layer="layout" svg:width="7.239cm" svg:height="5.334cm" svg:x="2.271cm" svg:y="5.064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5.442cm" svg:height="0.962cm" svg:x="2.032cm" svg:y="4.229cm">
          <draw:text-box>
            <text:p><text:span text:style-name="T1">Chọn máy In</text:span></text:p>
          </draw:text-box>
        </draw:frame>
        <draw:frame draw:style-name="gr37" draw:text-style-name="P2" draw:layer="layout" svg:width="2.725cm" svg:height="0.896cm" svg:x="7.096cm" svg:y="2.898cm">
          <draw:text-box>
            <text:p><text:span text:style-name="T1">Tên NV</text:span></text:p>
          </draw:text-box>
        </draw:frame>
        <draw:frame draw:style-name="gr36" draw:text-style-name="P2" draw:layer="layout" svg:width="5.442cm" svg:height="0.962cm" svg:x="2.289cm" svg:y="5.318cm">
          <draw:text-box>
            <text:p><text:span text:style-name="T1">(ds máy in)</text:span></text:p>
          </draw:text-box>
        </draw:frame>
        <draw:custom-shape draw:style-name="gr40" draw:text-style-name="P10" draw:layer="layout" svg:width="4.191cm" svg:height="3.429cm" svg:x="14.335cm" svg:y="3.921cm">
          <text:p text:style-name="P4"><text:span text:style-name="T7">Tại mỗi thời điểm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7T22:40:32.139000000</dc:date>
    <meta:editing-duration>PT2H14M26S</meta:editing-duration>
    <meta:editing-cycles>36</meta:editing-cycles>
    <meta:document-statistic meta:object-count="92"/>
  </office:meta>
</office:document-meta>
</file>